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presentation:transition-speed="medium"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3">
      <style:text-properties fo:language="en" fo:country="US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4">
      <style:text-properties fo:language="en" fo:country="US"/>
    </style:style>
    <style:style style:family="drawing-page" style:name="dp6">
      <style:drawing-page-properties presentation:transition-speed="medium"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">
      <style:text-properties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2">
      <style:text-properties/>
    </style:style>
    <style:style style:family="paragraph" style:name="P1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">
      <style:text-properties/>
    </style:style>
    <style:style style:family="paragraph" style:name="P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">
      <style:text-properties/>
    </style:style>
    <style:style style:family="paragraph" style:name="P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">
      <style:text-properties/>
    </style:style>
    <style:style style:family="paragraph" style:name="P1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">
      <style:text-properties/>
    </style:style>
    <style:style style:family="drawing-page" style:name="dp9">
      <style:drawing-page-properties presentation:transition-speed="medium"/>
    </style:style>
    <style:style style:family="presentation" style:name="pr1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9">
      <style:text-properties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0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10">
      <style:drawing-page-properties presentation:transition-speed="medium"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1">
      <style:text-properties/>
    </style:style>
    <style:style style:family="presentation" style:name="pr1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">
      <style:text-properties fo:font-variant="normal" fo:color="#000000" style:text-line-through-type="none" fo:font-family="Arial" style:font-family-asian="Arial" style:font-family-complex="Arial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2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24">
      <style:text-properties fo:font-variant="normal" fo:color="#000000" style:text-line-through-type="none" fo:font-family="Arial" style:font-family-asian="Arial" style:font-family-complex="Arial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2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5">
      <style:text-properties fo:font-family="Andale Mono" style:font-family-asian="Andale Mono" style:font-family-complex="Andale Mono"/>
    </style:style>
    <style:style style:family="paragraph" style:name="P2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6">
      <style:text-properties fo:font-family="Andale Mono" style:font-family-asian="Andale Mono" style:font-family-complex="Andale Mono"/>
    </style:style>
    <style:style style:family="paragraph" style:name="P2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7">
      <style:text-properties fo:font-family="Andale Mono" style:font-family-asian="Andale Mono" style:font-family-complex="Andale Mono"/>
    </style:style>
    <style:style style:family="paragraph" style:name="P2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8">
      <style:text-properties fo:font-family="Andale Mono" style:font-family-asian="Andale Mono" style:font-family-complex="Andale Mono"/>
    </style:style>
    <style:style style:family="paragraph" style:name="P2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">
      <style:text-properties fo:font-family="Andale Mono" style:font-family-asian="Andale Mono" style:font-family-complex="Andale Mono"/>
    </style:style>
    <style:style style:family="paragraph" style:name="P2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">
      <style:text-properties fo:font-family="Andale Mono" style:font-family-asian="Andale Mono" style:font-family-complex="Andale Mono"/>
    </style:style>
    <style:style style:family="paragraph" style:name="P2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3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11">
      <style:drawing-page-properties presentation:transition-speed="medium"/>
    </style:style>
    <style:style style:family="presentation" style:name="pr1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32">
      <style:text-properties/>
    </style:style>
    <style:style style:family="presentation" style:name="pr1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2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3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12">
      <style:drawing-page-properties presentation:transition-speed="medium"/>
    </style:style>
    <style:style style:family="presentation" style:name="pr1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4">
      <style:text-properties/>
    </style:style>
    <style:style style:family="presentation" style:name="pr1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5">
      <style:text-properties fo:color="#000000" fo:font-family="Arial" style:font-family-asian="Arial" style:font-family-complex="Arial" fo:font-size="22pt" style:font-size-asian="22pt" style:font-size-complex="22pt" fo:font-style="normal" style:text-underline-type="none" fo:font-weight="normal"/>
    </style:style>
    <style:style style:family="paragraph" style:name="P3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6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3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38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3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0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1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2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4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6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48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4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0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1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4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6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5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8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5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1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6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3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64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6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6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8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69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1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4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7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6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7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8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79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8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1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82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3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4">
      <style:text-properties fo:color="#FF54FF" fo:font-family="Andale Mono" style:font-family-asian="Andale Mono" style:font-family-complex="Andale Mono" fo:font-size="22pt" style:font-size-asian="22pt" style:font-size-complex="22pt" fo:font-style="normal" style:text-underline-type="none" fo:font-weight="bold"/>
    </style:style>
    <style:style style:family="text" style:name="T85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6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7">
      <style:text-properties fo:color="#18B2B2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8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text" style:name="T89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paragraph" style:name="P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0">
      <style:text-properties fo:color="#000000" fo:font-family="Andale Mono" style:font-family-asian="Andale Mono" style:font-family-complex="Andale Mono" fo:font-size="22pt" style:font-size-asian="22pt" style:font-size-complex="22pt" fo:font-style="normal" style:text-underline-type="none" fo:font-weight="normal"/>
    </style:style>
    <style:style style:family="drawing-page" style:name="dp13">
      <style:drawing-page-properties presentation:transition-speed="medium"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91">
      <style:text-properties/>
    </style:style>
    <style:style style:family="presentation" style:name="pr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92">
      <style:text-properties/>
    </style:style>
    <style:style style:family="paragraph" style:name="P3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4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4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9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0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drawing-page" style:name="dp14">
      <style:drawing-page-properties presentation:transition-speed="medium"/>
    </style:style>
    <style:style style:family="presentation" style:name="pr2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3">
      <style:text-properties/>
    </style:style>
    <style:style style:family="presentation" style:name="pr2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1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2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3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3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14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15">
      <style:drawing-page-properties presentation:transition-speed="medium"/>
    </style:style>
    <style:style style:family="presentation" style:name="pr2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0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49">
      <style:text-properties/>
    </style:style>
    <style:style style:family="presentation" style:name="pr2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1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5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16">
      <style:drawing-page-properties presentation:transition-speed="medium"/>
    </style:style>
    <style:style style:family="presentation" style:name="pr2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2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1">
      <style:text-properties/>
    </style:style>
    <style:style style:family="presentation" style:name="pr2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2">
      <style:text-properties/>
    </style:style>
    <style:style style:family="paragraph" style:name="P5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3">
      <style:text-properties/>
    </style:style>
    <style:style style:family="paragraph" style:name="P5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4">
      <style:text-properties/>
    </style:style>
    <style:style style:family="paragraph" style:name="P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5">
      <style:text-properties/>
    </style:style>
    <style:style style:family="text" style:name="T156">
      <style:text-properties fo:font-family="Andale Mono" style:font-family-asian="Andale Mono" style:font-family-complex="Andale Mono"/>
    </style:style>
    <style:style style:family="text" style:name="T157">
      <style:text-properties/>
    </style:style>
    <style:style style:family="paragraph" style:name="P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5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5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5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5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6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6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7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7">
      <style:drawing-page-properties presentation:transition-speed="medium"/>
    </style:style>
    <style:style style:family="presentation" style:name="pr2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74">
      <style:text-properties/>
    </style:style>
    <style:style style:family="presentation" style:name="pr2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5">
      <style:text-properties/>
    </style:style>
    <style:style style:family="paragraph" style:name="P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6">
      <style:text-properties/>
    </style:style>
    <style:style style:family="paragraph" style:name="P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7">
      <style:text-properties/>
    </style:style>
    <style:style style:family="paragraph" style:name="P6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8">
      <style:text-properties/>
    </style:style>
    <style:style style:family="paragraph" style:name="P6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7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8">
      <style:drawing-page-properties presentation:transition-speed="medium"/>
    </style:style>
    <style:style style:family="presentation" style:name="pr2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84">
      <style:text-properties/>
    </style:style>
    <style:style style:family="presentation" style:name="pr3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5">
      <style:text-properties/>
    </style:style>
    <style:style style:family="paragraph" style:name="P7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6">
      <style:text-properties/>
    </style:style>
    <style:style style:family="paragraph" style:name="P7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7">
      <style:text-properties/>
    </style:style>
    <style:style style:family="paragraph" style:name="P7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88">
      <style:text-properties fo:font-family="Andale Mono" style:font-family-asian="Andale Mono" style:font-family-complex="Andale Mono"/>
    </style:style>
    <style:style style:family="text" style:name="T189">
      <style:text-properties/>
    </style:style>
    <style:style style:family="paragraph" style:name="P7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90">
      <style:text-properties fo:font-family="Andale Mono" style:font-family-asian="Andale Mono" style:font-family-complex="Andale Mono"/>
    </style:style>
    <style:style style:family="text" style:name="T191">
      <style:text-properties/>
    </style:style>
    <style:style style:family="paragraph" style:name="P7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2">
      <style:text-properties/>
    </style:style>
    <style:style style:family="paragraph" style:name="P7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3">
      <style:text-properties/>
    </style:style>
    <style:style style:family="paragraph" style:name="P7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19">
      <style:drawing-page-properties presentation:transition-speed="medium"/>
    </style:style>
    <style:style style:family="presentation" style:name="pr3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94">
      <style:text-properties/>
    </style:style>
    <style:style style:family="presentation" style:name="pr3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5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8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8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8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paragraph" style:name="P8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8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9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20">
      <style:drawing-page-properties presentation:transition-speed="medium"/>
    </style:style>
    <style:style style:family="presentation" style:name="pr3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02">
      <style:text-properties/>
    </style:style>
    <style:style style:family="presentation" style:name="pr3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20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9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0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9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21">
      <style:drawing-page-properties presentation:transition-speed="medium"/>
    </style:style>
    <style:style style:family="presentation" style:name="pr3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8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14">
      <style:text-properties/>
    </style:style>
    <style:style style:family="presentation" style:name="pr3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9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15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22">
      <style:drawing-page-properties presentation:transition-speed="medium"/>
    </style:style>
    <style:style style:family="presentation" style:name="pr3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16">
      <style:text-properties/>
    </style:style>
    <style:style style:family="presentation" style:name="pr3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7">
      <style:text-properties/>
    </style:style>
    <style:style style:family="paragraph" style:name="P10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8">
      <style:text-properties/>
    </style:style>
    <style:style style:family="paragraph" style:name="P10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9">
      <style:text-properties/>
    </style:style>
    <style:style style:family="text" style:name="T220">
      <style:text-properties fo:font-family="Andale Mono" style:font-family-asian="Andale Mono" style:font-family-complex="Andale Mono"/>
    </style:style>
    <style:style style:family="text" style:name="T221">
      <style:text-properties/>
    </style:style>
    <style:style style:family="paragraph" style:name="P10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2">
      <style:text-properties/>
    </style:style>
    <style:style style:family="drawing-page" style:name="dp23">
      <style:drawing-page-properties presentation:transition-speed="medium"/>
    </style:style>
    <style:style style:family="presentation" style:name="pr3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23">
      <style:text-properties/>
    </style:style>
    <style:style style:family="text" style:name="T224">
      <style:text-properties fo:font-family="Andale Mono" style:font-family-asian="Andale Mono" style:font-family-complex="Andale Mono"/>
    </style:style>
    <style:style style:family="presentation" style:name="pr4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2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2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2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2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3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3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0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3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0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3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0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3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1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24">
      <style:drawing-page-properties presentation:transition-speed="medium"/>
    </style:style>
    <style:style style:family="presentation" style:name="pr4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6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40">
      <style:text-properties/>
    </style:style>
    <style:style style:family="presentation" style:name="pr4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41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25">
      <style:drawing-page-properties presentation:transition-speed="medium"/>
    </style:style>
    <style:style style:family="presentation" style:name="pr4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42">
      <style:text-properties/>
    </style:style>
    <style:style style:family="presentation" style:name="pr4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3">
      <style:text-properties/>
    </style:style>
    <style:style style:family="paragraph" style:name="P12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2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4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5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46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247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8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9">
      <style:text-properties/>
    </style:style>
    <style:style style:family="drawing-page" style:name="dp26">
      <style:drawing-page-properties/>
    </style:style>
    <style:style style:family="presentation" style:name="pr4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50">
      <style:text-properties/>
    </style:style>
    <style:style style:family="presentation" style:name="pr4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5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2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4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6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2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5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5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60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1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3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6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26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27">
      <style:drawing-page-properties/>
    </style:style>
    <style:style style:family="presentation" style:name="pr4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69">
      <style:text-properties/>
    </style:style>
    <style:style style:family="presentation" style:name="pr4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4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7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28">
      <style:drawing-page-properties/>
    </style:style>
    <style:style style:family="presentation" style:name="pr4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71">
      <style:text-properties/>
    </style:style>
    <style:style style:family="presentation" style:name="pr5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paragraph" style:name="P14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75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76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41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77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42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78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4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29">
      <style:drawing-page-properties/>
    </style:style>
    <style:style style:family="presentation" style:name="pr5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4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80">
      <style:text-properties/>
    </style:style>
    <style:style style:family="presentation" style:name="pr5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5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81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30">
      <style:drawing-page-properties/>
    </style:style>
    <style:style style:family="presentation" style:name="pr5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6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82">
      <style:text-properties/>
    </style:style>
    <style:style style:family="text" style:name="T283">
      <style:text-properties fo:font-family="Andale Mono" style:font-family-asian="Andale Mono" style:font-family-complex="Andale Mono"/>
    </style:style>
    <style:style style:family="presentation" style:name="pr5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4">
      <style:text-properties/>
    </style:style>
    <style:style style:family="paragraph" style:name="P1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4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6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8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88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51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8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52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03.5pt" fo:text-indent="0pt" fo:margin-top="5pt"/>
    </style:style>
    <style:style style:family="text" style:name="T290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31">
      <style:drawing-page-properties/>
    </style:style>
    <style:style style:family="presentation" style:name="pr5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91">
      <style:text-properties/>
    </style:style>
    <style:style style:family="presentation" style:name="pr5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4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92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single" style:text-underline-style="solid" fo:font-weight="normal"/>
    </style:style>
    <style:style style:family="drawing-page" style:name="dp32">
      <style:drawing-page-properties/>
    </style:style>
    <style:style style:family="presentation" style:name="pr5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93">
      <style:text-properties/>
    </style:style>
    <style:style style:family="presentation" style:name="pr5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94">
      <style:text-properties/>
    </style:style>
    <style:style style:family="paragraph" style:name="P1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5">
      <style:text-properties fo:font-family="Andale Mono" style:font-family-asian="Andale Mono" style:font-family-complex="Andale Mono"/>
    </style:style>
    <style:style style:family="paragraph" style:name="P15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6">
      <style:text-properties fo:font-family="Andale Mono" style:font-family-asian="Andale Mono" style:font-family-complex="Andale Mono"/>
    </style:style>
    <style:style style:family="paragraph" style:name="P15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7">
      <style:text-properties fo:font-family="Andale Mono" style:font-family-asian="Andale Mono" style:font-family-complex="Andale Mono"/>
    </style:style>
    <style:style style:family="paragraph" style:name="P16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98">
      <style:text-properties fo:font-family="Andale Mono" style:font-family-asian="Andale Mono" style:font-family-complex="Andale Mono"/>
    </style:style>
    <style:style style:family="text" style:name="T299">
      <style:text-properties fo:font-family="Andale Mono" style:font-family-asian="Andale Mono" style:font-family-complex="Andale Mono" fo:font-weight="bold"/>
    </style:style>
    <style:style style:family="text" style:name="T300">
      <style:text-properties fo:font-family="Andale Mono" style:font-family-asian="Andale Mono" style:font-family-complex="Andale Mono"/>
    </style:style>
    <style:style style:family="paragraph" style:name="P16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1">
      <style:text-properties fo:font-family="Andale Mono" style:font-family-asian="Andale Mono" style:font-family-complex="Andale Mono"/>
    </style:style>
    <style:style style:family="paragraph" style:name="P1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2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none" fo:font-weight="normal"/>
    </style:style>
    <style:style style:family="paragraph" style:name="P16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03">
      <style:text-properties fo:font-family="Andale Mono" style:font-family-asian="Andale Mono" style:font-family-complex="Andale Mono"/>
    </style:style>
    <style:style style:family="drawing-page" style:name="dp33">
      <style:drawing-page-properties/>
    </style:style>
    <style:style style:family="presentation" style:name="pr5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5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304">
      <style:text-properties/>
    </style:style>
    <style:style style:family="presentation" style:name="pr6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6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05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single" style:text-underline-style="solid" fo:font-weight="normal"/>
    </style:style>
    <style:style style:family="drawing-page" style:name="dp34">
      <style:drawing-page-properties/>
    </style:style>
    <style:style style:family="presentation" style:name="pr6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06">
      <style:text-properties/>
    </style:style>
    <style:style style:family="presentation" style:name="pr6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0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08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0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12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15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1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7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8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35">
      <style:drawing-page-properties/>
    </style:style>
    <style:style style:family="presentation" style:name="pr6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5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319">
      <style:text-properties/>
    </style:style>
    <style:style style:family="presentation" style:name="pr6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6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2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single" style:text-underline-style="solid" fo:font-weight="normal"/>
    </style:style>
    <style:style style:family="drawing-page" style:name="dp36">
      <style:drawing-page-properties/>
    </style:style>
    <style:style style:family="presentation" style:name="pr6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21">
      <style:text-properties/>
    </style:style>
    <style:style style:family="presentation" style:name="pr6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7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6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7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32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330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331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332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8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3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0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automatic-styles>
  <office:body>
    <office:presentation>
      <draw:page draw:id="slide3id"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25.4cm" svg:height="6.633cm" svg:x="4.234cm" svg:y="3.118cm">
          <draw:text-box fo:min-height="6.633cm">
            <text:p text:style-name="P3"><text:span text:style-name="T3">D3.js</text:span></text:p>
          </draw:text-box>
        </draw:frame>
        <draw:frame draw:name="Subtitle 2" draw:layer="layout" presentation:style-name="pr4" presentation:class="subtitle" presentation:placeholder="true" svg:width="25.4cm" svg:height="4.6cm" svg:x="4.234cm" svg:y="10.01cm">
          <draw:text-box fo:min-height="4.6cm">
            <text:p text:style-name="P4"><text:span text:style-name="T4">Data Driven Documents</text:span></text:p>
          </draw:text-box>
        </draw:frame>
        <anim:par smil:restart="never" smil:dur="indefinite" presentation:node-type="timing-root">
          <anim:par smil:begin="slide3id.begin">
            <anim:transitionFilter smil:dur="1000ms" smil:type="fade"/>
          </anim:par>
        </anim:par>
      </draw:page>
      <draw:page draw:id="slide6id" draw:name="Slide_2" draw:style-name="dp6" draw:master-page-name="_Title and Content" presentation:presentation-page-layout-name="AL2">
        <draw:frame draw:name="Title 1" draw:layer="layout" presentation:style-name="pr7" presentation:class="title" presentation:placeholder="true" svg:width="29.21cm" svg:height="3.682cm" svg:x="2.328cm" svg:y="1.014cm">
          <draw:text-box fo:min-height="3.682cm">
            <text:p text:style-name="P11"><text:span text:style-name="T11">DOM Manipulation Library</text:span></text:p>
          </draw:text-box>
        </draw:frame>
        <draw:frame draw:name="Content Placeholder 2" draw:layer="layout" presentation:style-name="pr8" presentation:class="outline" presentation:placeholder="true" svg:width="29.21cm" svg:height="12.09cm" svg:x="2.328cm" svg:y="5.072cm">
          <draw:text-box fo:min-height="12.09cm">
            <text:list text:style-name="L1" text:continue-numbering="true">
              <text:list-item>
                <text:p text:style-name="P12"><text:span text:style-name="T12">Provides methods for easily manipulating the Document Object Model (web page elements)</text:span></text:p>
              </text:list-item>
            </text:list>
            <text:list text:style-name="L1" text:continue-numbering="true">
              <text:list-item>
                <text:p text:style-name="P13"><text:span text:style-name="T13">SVGs are the most common scenario for D3.js</text:span></text:p>
              </text:list-item>
            </text:list>
            <text:list text:style-name="L1" text:continue-numbering="true">
              <text:list-item>
                <text:p text:style-name="P14"><text:span text:style-name="T14">Create graphs, charts, maps, etc.</text:span></text:p>
              </text:list-item>
            </text:list>
            <text:list text:style-name="L1" text:continue-numbering="true">
              <text:list-item>
                <text:p text:style-name="P15"><text:span text:style-name="T15">Update them based upon user input</text:span></text:p>
              </text:list-item>
            </text:list>
            <text:list text:style-name="L1" text:continue-numbering="true">
              <text:list-item>
                <text:p text:style-name="P16"><text:span text:style-name="T16">This project will plot number of births per month per year</text:span></text:p>
              </text:list-item>
            </text:list>
          </draw:text-box>
        </draw:frame>
        <anim:par smil:restart="never" smil:dur="indefinite" presentation:node-type="timing-root">
          <anim:par smil:begin="slide6id.begin">
            <anim:transitionFilter smil:dur="1000ms" smil:type="fade"/>
          </anim:par>
        </anim:par>
      </draw:page>
      <draw:page draw:id="slide9id" draw:name="Slide_3" draw:style-name="dp9" draw:master-page-name="_Section Header" presentation:presentation-page-layout-name="AL3">
        <draw:frame draw:name="Title 1" draw:layer="layout" presentation:style-name="pr11" presentation:class="title" presentation:placeholder="true" svg:width="29.21cm" svg:height="7.925cm" svg:x="2.311cm" svg:y="4.75cm">
          <draw:text-box fo:min-height="7.925cm">
            <text:p text:style-name="P19"><text:span text:style-name="T19">Page 1</text:span></text:p>
          </draw:text-box>
        </draw:frame>
        <draw:frame draw:name="Text Placeholder 2" draw:layer="layout" presentation:style-name="pr12" presentation:class="outline" presentation:placeholder="true" svg:width="29.21cm" svg:height="4.167cm" svg:x="2.311cm" svg:y="12.75cm">
          <draw:text-box fo:min-height="4.167cm">
            <text:p text:style-name="P20"><text:span text:style-name="T20"><text:a xlink:href="http://bclug.ca:8008/d3/kwlug/bar-chart/page1.html" xlink:type="simple">http://bclug.ca:8008/d3/kwlug/bar-chart/page1.html</text:a></text:span></text:p>
          </draw:text-box>
        </draw:frame>
        <anim:par smil:restart="never" smil:dur="indefinite" presentation:node-type="timing-root">
          <anim:par smil:begin="slide9id.begin">
            <anim:transitionFilter smil:dur="1000ms" smil:type="fade"/>
          </anim:par>
        </anim:par>
      </draw:page>
      <draw:page draw:id="slide10id" draw:name="Slide_4" draw:style-name="dp10" draw:master-page-name="_Title and Content" presentation:presentation-page-layout-name="AL2">
        <draw:frame draw:name="Title 1" draw:layer="layout" presentation:style-name="pr13" presentation:class="title" presentation:placeholder="true" svg:width="29.21cm" svg:height="3.682cm" svg:x="2.328cm" svg:y="1.014cm">
          <draw:text-box fo:min-height="3.682cm">
            <text:p text:style-name="P21"><text:span text:style-name="T21">Create an SVG</text:span></text:p>
          </draw:text-box>
        </draw:frame>
        <draw:frame draw:name="Content Placeholder 2" draw:layer="layout" presentation:style-name="pr14" presentation:class="outline" presentation:placeholder="true" svg:width="29.21cm" svg:height="12.09cm" svg:x="2.328cm" svg:y="5.072cm">
          <draw:text-box fo:min-height="12.09cm">
            <text:p text:style-name="P22"><text:span text:style-name="T22">There is a </text:span><text:span text:style-name="T23">&lt;div id=”graph-div”&gt;</text:span><text:span text:style-name="T24"> in HTML for our SVG:</text:span></text:p>
            <text:p text:style-name="P23"><text:span text:style-name="T25">d3.select(“#graph-div”)</text:span></text:p>
            <text:p text:style-name="P24"><text:span text:style-name="T26">	.append(“svg”)</text:span></text:p>
            <text:p text:style-name="P25"><text:span text:style-name="T27">		.attr(“width”, ...)</text:span></text:p>
            <text:p text:style-name="P26"><text:span text:style-name="T28">		.attr(“height”, ...)</text:span></text:p>
            <text:p text:style-name="P27"><text:span text:style-name="T29">		.attr(“x”, ...)</text:span></text:p>
            <text:p text:style-name="P28"><text:span text:style-name="T30">		.attr(“y”, ...)</text:span></text:p>
            <text:p text:style-name="P29"/>
            <text:p text:style-name="P30"><text:span text:style-name="T31">That’s all that is required to create an SVG.</text:span></text:p>
          </draw:text-box>
        </draw:frame>
        <anim:par smil:restart="never" smil:dur="indefinite" presentation:node-type="timing-root">
          <anim:par smil:begin="slide10id.begin">
            <anim:transitionFilter smil:dur="1000ms" smil:type="fade"/>
          </anim:par>
        </anim:par>
      </draw:page>
      <draw:page draw:id="slide11id" draw:name="Slide_5" draw:style-name="dp11" draw:master-page-name="_Section Header" presentation:presentation-page-layout-name="AL3">
        <draw:frame draw:name="Title 1" draw:layer="layout" presentation:style-name="pr15" presentation:class="title" presentation:placeholder="true" svg:width="29.21cm" svg:height="7.925cm" svg:x="2.311cm" svg:y="4.75cm">
          <draw:text-box fo:min-height="7.925cm">
            <text:p text:style-name="P31"><text:span text:style-name="T32">Page 2</text:span></text:p>
          </draw:text-box>
        </draw:frame>
        <draw:frame draw:name="Text Placeholder 2" draw:layer="layout" presentation:style-name="pr16" presentation:class="outline" presentation:placeholder="true" svg:width="29.21cm" svg:height="4.167cm" svg:x="2.311cm" svg:y="12.75cm">
          <draw:text-box fo:min-height="4.167cm">
            <text:p text:style-name="P32"><text:span text:style-name="T33"><text:a xlink:href="http://bclug.ca:8008/d3/kwlug/bar-chart/page2.html" xlink:type="simple">http://bclug.ca:8008/d3/kwlug/bar-chart/page2.html</text:a></text:span></text:p>
          </draw:text-box>
        </draw:frame>
        <anim:par smil:restart="never" smil:dur="indefinite" presentation:node-type="timing-root">
          <anim:par smil:begin="slide11id.begin">
            <anim:transitionFilter smil:dur="1000ms" smil:type="fade"/>
          </anim:par>
        </anim:par>
      </draw:page>
      <draw:page draw:id="slide12id" draw:name="Slide_6" draw:style-name="dp12" draw:master-page-name="_Title and Content" presentation:presentation-page-layout-name="AL2">
        <draw:frame draw:name="Title 1" draw:layer="layout" presentation:style-name="pr17" presentation:class="title" presentation:placeholder="true" svg:width="29.21cm" svg:height="3.682cm" svg:x="2.328cm" svg:y="1.014cm">
          <draw:text-box fo:min-height="3.682cm">
            <text:p text:style-name="P33"><text:span text:style-name="T34">Data Source</text:span></text:p>
          </draw:text-box>
        </draw:frame>
        <draw:frame draw:name="Content Placeholder 2" draw:layer="layout" presentation:style-name="pr18" presentation:class="outline" presentation:placeholder="true" svg:width="29.21cm" svg:height="12.09cm" svg:x="2.328cm" svg:y="5.072cm">
          <draw:text-box fo:min-height="12.09cm">
            <text:list text:style-name="L3" text:continue-numbering="true">
              <text:list-item>
                <text:p text:style-name="P34"><text:span text:style-name="T35">Our data source is a simple JSON file - an array of month objects with 3 key / value pairs each:</text:span></text:p>
              </text:list-item>
            </text:list>
            <text:p text:style-name="P35"><text:span text:style-name="T36">[</text:span><text:line-break/><text:span text:style-name="T37">	</text:span><text:span text:style-name="T38">{</text:span><text:line-break/><text:span text:style-name="T39">	</text:span><text:span text:style-name="T40">“year”</text:span><text:span text:style-name="T41">: </text:span><text:span text:style-name="T42">1967</text:span><text:span text:style-name="T43">,</text:span><text:line-break/><text:span text:style-name="T44">	“month”</text:span><text:span text:style-name="T45">: </text:span><text:span text:style-name="T46">“January”</text:span><text:span text:style-name="T47">,</text:span><text:line-break/><text:span text:style-name="T48">	“births”</text:span><text:span text:style-name="T49">: </text:span><text:span text:style-name="T50">31502</text:span><text:line-break/><text:span text:style-name="T51">	</text:span><text:span text:style-name="T52">},</text:span><text:line-break/><text:span text:style-name="T53">	</text:span><text:span text:style-name="T54">{</text:span><text:line-break/><text:span text:style-name="T55">	</text:span><text:span text:style-name="T56">“year”</text:span><text:span text:style-name="T57">: </text:span><text:span text:style-name="T58">1967</text:span><text:span text:style-name="T59">,</text:span><text:line-break/><text:span text:style-name="T60">	</text:span><text:span text:style-name="T61">“month”</text:span><text:span text:style-name="T62">: </text:span><text:span text:style-name="T63">“February”</text:span><text:span text:style-name="T64">,</text:span><text:line-break/><text:span text:style-name="T65">	</text:span><text:span text:style-name="T66">“births”</text:span><text:span text:style-name="T67">: </text:span><text:span text:style-name="T68">26703</text:span><text:line-break/><text:span text:style-name="T69">	</text:span><text:span text:style-name="T70">},</text:span><text:line-break/><text:span text:style-name="T71">	</text:span><text:span text:style-name="T72">{</text:span><text:line-break/><text:span text:style-name="T73">	</text:span><text:span text:style-name="T74">“year”</text:span><text:span text:style-name="T75">: </text:span><text:span text:style-name="T76">1967</text:span><text:span text:style-name="T77">,</text:span><text:line-break/><text:span text:style-name="T78">	</text:span><text:span text:style-name="T79">“month”</text:span><text:span text:style-name="T80">: </text:span><text:span text:style-name="T81">“March”</text:span><text:span text:style-name="T82">,</text:span><text:line-break/><text:span text:style-name="T83">	</text:span><text:span text:style-name="T84">“births”</text:span><text:span text:style-name="T85">: </text:span><text:span text:style-name="T86">28853</text:span><text:line-break/><text:span text:style-name="T87">	</text:span><text:span text:style-name="T88">},</text:span><text:line-break/><text:span text:style-name="T89">...</text:span></text:p>
            <text:p text:style-name="P36"><text:span text:style-name="T90">]</text:span></text:p>
          </draw:text-box>
        </draw:frame>
        <anim:par smil:restart="never" smil:dur="indefinite" presentation:node-type="timing-root">
          <anim:par smil:begin="slide12id.begin">
            <anim:transitionFilter smil:dur="1000ms" smil:type="fade"/>
          </anim:par>
        </anim:par>
      </draw:page>
      <draw:page draw:id="slide13id" draw:name="Slide_7" draw:style-name="dp13" draw:master-page-name="_Title and Content" presentation:presentation-page-layout-name="AL2">
        <draw:frame draw:name="Title 1" draw:layer="layout" presentation:style-name="pr19" presentation:class="title" presentation:placeholder="true" svg:width="29.21cm" svg:height="3.682cm" svg:x="2.328cm" svg:y="1.014cm">
          <draw:text-box fo:min-height="3.682cm">
            <text:p text:style-name="P37"><text:span text:style-name="T91">Fetch Data</text:span></text:p>
          </draw:text-box>
        </draw:frame>
        <draw:frame draw:name="Content Placeholder 2" draw:layer="layout" presentation:style-name="pr20" presentation:class="outline" presentation:placeholder="true" svg:width="29.21cm" svg:height="12.09cm" svg:x="2.328cm" svg:y="5.072cm">
          <draw:text-box fo:min-height="12.09cm">
            <text:list text:style-name="L4" text:continue-numbering="true">
              <text:list-item>
                <text:p text:style-name="P38"><text:span text:style-name="T92">To fetch some data (several formats supported), queue request(s) for asynchronous retrieval into global new variable birthDataJSON:</text:span></text:p>
              </text:list-item>
            </text:list>
            <text:p text:style-name="P39"/>
            <text:p text:style-name="P40"><text:span text:style-name="T93">URL = </text:span><text:span text:style-name="T94">“http://bclug.ca:8008/d3/kwlug/bar-chart/birthData-JSON.js”</text:span><text:span text:style-name="T95">;</text:span></text:p>
            <text:p text:style-name="P41"/>
            <text:p text:style-name="P42"><text:span text:style-name="T96">d3.queue()</text:span></text:p>
            <text:p text:style-name="P43"><text:span text:style-name="T97">	.defer(d3.json, URL</text:span><text:span text:style-name="T98">)</text:span><text:line-break/><text:span text:style-name="T99">	</text:span><text:span text:style-name="T100">.</text:span><text:span text:style-name="T101">await</text:span><text:span text:style-name="T102">(</text:span><text:span text:style-name="T103">function</text:span><text:span text:style-name="T104">(error, birthData) {</text:span><text:line-break/><text:span text:style-name="T105">	</text:span><text:span text:style-name="T106">	</text:span><text:span text:style-name="T107">if</text:span><text:span text:style-name="T108"> (error) </text:span><text:span text:style-name="T109">throw</text:span><text:span text:style-name="T110"> error;</text:span></text:p>
            <text:p text:style-name="P44"><text:span text:style-name="T111">		birthData = birthDataJSON; // assign to global var</text:span><text:line-break/><text:span text:style-name="T112">...</text:span></text:p>
          </draw:text-box>
        </draw:frame>
        <anim:par smil:restart="never" smil:dur="indefinite" presentation:node-type="timing-root">
          <anim:par smil:begin="slide13id.begin">
            <anim:transitionFilter smil:dur="1000ms" smil:type="fade"/>
          </anim:par>
        </anim:par>
      </draw:page>
      <draw:page draw:id="slide14id" draw:name="Slide_8" draw:style-name="dp14" draw:master-page-name="_Title and Content" presentation:presentation-page-layout-name="AL2">
        <draw:frame draw:name="Title 1" draw:layer="layout" presentation:style-name="pr21" presentation:class="title" presentation:placeholder="true" svg:width="29.21cm" svg:height="3.682cm" svg:x="2.328cm" svg:y="1.014cm">
          <draw:text-box fo:min-height="3.682cm">
            <text:p text:style-name="P45"><text:span text:style-name="T113">Update DOM with data</text:span></text:p>
          </draw:text-box>
        </draw:frame>
        <draw:frame draw:name="Content Placeholder 2" draw:layer="layout" presentation:style-name="pr22" presentation:class="outline" presentation:placeholder="true" svg:width="29.21cm" svg:height="12.09cm" svg:x="2.328cm" svg:y="5.072cm">
          <draw:text-box fo:min-height="12.09cm">
            <text:p text:style-name="P46"><text:span text:style-name="T114">	...</text:span></text:p>
            <text:p text:style-name="P47"><text:span text:style-name="T115">	</text:span><text:span text:style-name="T116">// Add data to our input selector:</text:span><text:line-break/><text:span text:style-name="T117">	</text:span><text:span text:style-name="T118">d3.select(</text:span><text:span text:style-name="T119">“#inputYear”</text:span><text:span text:style-name="T120">)</text:span><text:line-break/><text:span text:style-name="T121">		</text:span><text:span text:style-name="T122">.property(</text:span><text:span text:style-name="T123">“min”</text:span><text:span text:style-name="T124">, d3.min(birthData, d =&gt; (d.year))</text:span><text:line-break/><text:span text:style-name="T125">		</text:span><text:span text:style-name="T126">.property(</text:span><text:span text:style-name="T127">“max”</text:span><text:span text:style-name="T128">, d3.max(birthData, d =&gt; (d.year))</text:span><text:line-break/><text:span text:style-name="T129">		</text:span><text:span text:style-name="T130">.property(</text:span><text:span text:style-name="T131">“value”</text:span><text:span text:style-name="T132">, minYear</text:span><text:span text:style-name="T133">)</text:span><text:line-break/><text:span text:style-name="T134">		</text:span><text:span text:style-name="T135">;</text:span></text:p>
            <text:p text:style-name="P48"><text:span text:style-name="T136">	// Update input selector’s label</text:span><text:line-break/><text:span text:style-name="T137">	</text:span><text:span text:style-name="T138">d3.select(</text:span><text:span text:style-name="T139">“label”</text:span><text:span text:style-name="T140">)</text:span><text:line-break/><text:span text:style-name="T141">		</text:span><text:span text:style-name="T142">.text(</text:span><text:span text:style-name="T143">`${minYear} &lt;— Year Range —&gt; ${maxYear}`</text:span><text:span text:style-name="T144">)</text:span><text:line-break/><text:span text:style-name="T145">		</text:span><text:span text:style-name="T146">;</text:span><text:line-break/><text:span text:style-name="T147">	})</text:span></text:p>
            <text:list text:style-name="L5" text:continue-numbering="true">
              <text:list-item>
                <text:p text:style-name="P49"><text:span text:style-name="T148">Updating DOM elements is easier with D3.js</text:span></text:p>
              </text:list-item>
            </text:list>
          </draw:text-box>
        </draw:frame>
        <anim:par smil:restart="never" smil:dur="indefinite" presentation:node-type="timing-root">
          <anim:par smil:begin="slide14id.begin">
            <anim:transitionFilter smil:dur="1000ms" smil:type="fade"/>
          </anim:par>
        </anim:par>
      </draw:page>
      <draw:page draw:id="slide15id" draw:name="Slide_9" draw:style-name="dp15" draw:master-page-name="_Section Header" presentation:presentation-page-layout-name="AL3">
        <draw:frame draw:name="Title 1" draw:layer="layout" presentation:style-name="pr23" presentation:class="title" presentation:placeholder="true" svg:width="29.21cm" svg:height="7.925cm" svg:x="2.311cm" svg:y="4.75cm">
          <draw:text-box fo:min-height="7.925cm">
            <text:p text:style-name="P50"><text:span text:style-name="T149">Page 3</text:span></text:p>
          </draw:text-box>
        </draw:frame>
        <draw:frame draw:name="Text Placeholder 2" draw:layer="layout" presentation:style-name="pr24" presentation:class="outline" presentation:placeholder="true" svg:width="29.21cm" svg:height="4.167cm" svg:x="2.311cm" svg:y="12.75cm">
          <draw:text-box fo:min-height="4.167cm">
            <text:p text:style-name="P51"><text:span text:style-name="T150"><text:a xlink:href="http://bclug.ca:8008/d3/kwlug/bar-chart/page3.html" xlink:type="simple">http://bclug.ca:8008/d3/kwlug/bar-chart/page3.html</text:a></text:span></text:p>
          </draw:text-box>
        </draw:frame>
        <anim:par smil:restart="never" smil:dur="indefinite" presentation:node-type="timing-root">
          <anim:par smil:begin="slide15id.begin">
            <anim:transitionFilter smil:dur="1000ms" smil:type="fade"/>
          </anim:par>
        </anim:par>
      </draw:page>
      <draw:page draw:id="slide16id" draw:name="Slide_10" draw:style-name="dp16" draw:master-page-name="_Title and Content" presentation:presentation-page-layout-name="AL2">
        <draw:frame draw:name="Title 1" draw:layer="layout" presentation:style-name="pr25" presentation:class="title" presentation:placeholder="true" svg:width="29.21cm" svg:height="3.682cm" svg:x="2.328cm" svg:y="1.014cm">
          <draw:text-box fo:min-height="3.682cm">
            <text:p text:style-name="P52"><text:span text:style-name="T151">Creating Scales</text:span></text:p>
          </draw:text-box>
        </draw:frame>
        <draw:frame draw:name="Content Placeholder 2" draw:layer="layout" presentation:style-name="pr26" presentation:class="outline" presentation:placeholder="true" svg:width="29.21cm" svg:height="12.09cm" svg:x="2.328cm" svg:y="5.072cm">
          <draw:text-box fo:min-height="12.09cm">
            <text:list text:style-name="L6" text:continue-numbering="true">
              <text:list-item>
                <text:p text:style-name="P53"><text:span text:style-name="T152">Data visualization requires scales</text:span></text:p>
              </text:list-item>
            </text:list>
            <text:list text:style-name="L6" text:continue-numbering="true">
              <text:list-item>
                <text:p text:style-name="P54"><text:span text:style-name="T153">A scale’s domain is the range of data to be plotted</text:span></text:p>
              </text:list-item>
            </text:list>
            <text:list text:style-name="L6" text:continue-numbering="true">
              <text:list-item>
                <text:p text:style-name="P55"><text:span text:style-name="T154">A scale’s range is the location in the SVG to plot the data</text:span></text:p>
              </text:list-item>
            </text:list>
            <text:list text:style-name="L6" text:continue-numbering="true">
              <text:list-item>
                <text:p text:style-name="P56"><text:span text:style-name="T155">Many scales to choose from, we’ll use </text:span><text:span text:style-name="T156">scaleLinear</text:span><text:span text:style-name="T157">:</text:span></text:p>
              </text:list-item>
            </text:list>
            <text:p text:style-name="P57"/>
            <text:p text:style-name="P58"><text:span text:style-name="T158">xScale </text:span><text:span text:style-name="T159">= d3.scaleLinear()</text:span><text:line-break/><text:span text:style-name="T160">	</text:span><text:span text:style-name="T161">// domain is number of months in a year:</text:span><text:line-break/><text:span text:style-name="T162">	</text:span><text:span text:style-name="T163">.domain([ </text:span><text:span text:style-name="T164">1</text:span><text:span text:style-name="T165">,</text:span><text:span text:style-name="T166">12</text:span><text:span text:style-name="T167"> ])</text:span></text:p>
            <text:p text:style-name="P59"><text:span text:style-name="T168">	// Spread bars across width of SVG starting at padding offset:</text:span><text:line-break/><text:span text:style-name="T169">	</text:span><text:span text:style-name="T170">.range([ padding.left</text:span><text:span text:style-name="T171">, padding.left + width </text:span><text:span text:style-name="T172">]</text:span><text:span text:style-name="T173">)</text:span><text:line-break/></text:p>
          </draw:text-box>
        </draw:frame>
        <anim:par smil:restart="never" smil:dur="indefinite" presentation:node-type="timing-root">
          <anim:par smil:begin="slide16id.begin">
            <anim:transitionFilter smil:dur="1000ms" smil:type="fade"/>
          </anim:par>
        </anim:par>
      </draw:page>
      <draw:page draw:id="slide17id" draw:name="Slide_11" draw:style-name="dp17" draw:master-page-name="_Title and Content" presentation:presentation-page-layout-name="AL2">
        <draw:frame draw:name="Title 1" draw:layer="layout" presentation:style-name="pr27" presentation:class="title" presentation:placeholder="true" svg:width="29.21cm" svg:height="3.682cm" svg:x="2.328cm" svg:y="1.014cm">
          <draw:text-box fo:min-height="3.682cm">
            <text:p text:style-name="P60"><text:span text:style-name="T174">Axes</text:span></text:p>
          </draw:text-box>
        </draw:frame>
        <draw:frame draw:name="Content Placeholder 2" draw:layer="layout" presentation:style-name="pr28" presentation:class="outline" presentation:placeholder="true" svg:width="29.21cm" svg:height="12.09cm" svg:x="2.328cm" svg:y="5.072cm">
          <draw:text-box fo:min-height="12.09cm">
            <text:list text:style-name="L7" text:continue-numbering="true">
              <text:list-item>
                <text:p text:style-name="P61"><text:span text:style-name="T175">Axes keep charts honest</text:span></text:p>
              </text:list-item>
            </text:list>
            <text:list text:style-name="L7" text:continue-numbering="true">
              <text:list-item>
                <text:p text:style-name="P62"><text:span text:style-name="T176">Axes take scales as parameters</text:span></text:p>
              </text:list-item>
            </text:list>
            <text:list text:style-name="L7" text:continue-numbering="true">
              <text:list-item>
                <text:p text:style-name="P63"><text:span text:style-name="T177">axisLeft has “ticks” &amp; labels to left of the line</text:span></text:p>
              </text:list-item>
            </text:list>
            <text:list text:style-name="L7" text:continue-numbering="true">
              <text:list-item>
                <text:p text:style-name="P64"><text:span text:style-name="T178">create and append a Y axis:</text:span></text:p>
              </text:list-item>
            </text:list>
            <text:p text:style-name="P65"><text:span text:style-name="T179">yAxis = d3.axisLeft(yScale);</text:span></text:p>
            <text:p text:style-name="P66"><text:line-break/><text:span text:style-name="T180">d3.select(“svg”)</text:span></text:p>
            <text:p text:style-name="P67"><text:span text:style-name="T181">	// Add a “group” to hold the axis and give an ID:</text:span></text:p>
            <text:p text:style-name="P68"><text:span text:style-name="T182">	.append(“g”)</text:span></text:p>
            <text:p text:style-name="P69"><text:span text:style-name="T183">		.attr(“id”, “yaxis”)</text:span></text:p>
          </draw:text-box>
        </draw:frame>
        <anim:par smil:restart="never" smil:dur="indefinite" presentation:node-type="timing-root">
          <anim:par smil:begin="slide17id.begin">
            <anim:transitionFilter smil:dur="1000ms" smil:type="fade"/>
          </anim:par>
        </anim:par>
      </draw:page>
      <draw:page draw:id="slide18id" draw:name="Slide_12" draw:style-name="dp18" draw:master-page-name="_Title and Content" presentation:presentation-page-layout-name="AL2">
        <draw:frame draw:name="Title 1" draw:layer="layout" presentation:style-name="pr29" presentation:class="title" presentation:placeholder="true" svg:width="29.21cm" svg:height="3.682cm" svg:x="2.328cm" svg:y="1.014cm">
          <draw:text-box fo:min-height="3.682cm">
            <text:p text:style-name="P70"><text:span text:style-name="T184">Axis formatting</text:span></text:p>
          </draw:text-box>
        </draw:frame>
        <draw:frame draw:name="Content Placeholder 2" draw:layer="layout" presentation:style-name="pr30" presentation:class="outline" presentation:placeholder="true" svg:width="29.21cm" svg:height="12.09cm" svg:x="2.328cm" svg:y="5.072cm">
          <draw:text-box fo:min-height="12.09cm">
            <text:list text:style-name="L8" text:continue-numbering="true">
              <text:list-item>
                <text:p text:style-name="P71"><text:span text:style-name="T185">There are many options to format an axis</text:span></text:p>
              </text:list-item>
            </text:list>
            <text:list text:style-name="L8" text:continue-numbering="true">
              <text:list-item>
                <text:p text:style-name="P72"><text:span text:style-name="T186">The “ticks” are the little marks indicating precise location</text:span></text:p>
              </text:list-item>
            </text:list>
            <text:list text:style-name="L8" text:continue-numbering="true">
              <text:list-item>
                <text:p text:style-name="P73"><text:span text:style-name="T187">Tick marks can have sizes:</text:span></text:p>
                <text:list text:style-name="L8" text:continue-numbering="true">
                  <text:list-item>
                    <text:p text:style-name="P74"><text:span text:style-name="T188">tickSizeOuter </text:span><text:span text:style-name="T189">for ends of axis line</text:span></text:p>
                  </text:list-item>
                </text:list>
                <text:list text:style-name="L8" text:continue-numbering="true">
                  <text:list-item>
                    <text:p text:style-name="P75"><text:span text:style-name="T190">tickSizeInner </text:span><text:span text:style-name="T191">for normal scale delimiters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76"><text:span text:style-name="T192">This bar chart will have tick marks that stretch the width of the chart and the lines will be dashes, not solid</text:span></text:p>
              </text:list-item>
            </text:list>
            <text:list text:style-name="L8" text:continue-numbering="true">
              <text:list-item>
                <text:p text:style-name="P77"><text:span text:style-name="T193">CSS can be applied to SVG elements</text:span></text:p>
              </text:list-item>
            </text:list>
            <text:p text:style-name="P78"/>
          </draw:text-box>
        </draw:frame>
        <anim:par smil:restart="never" smil:dur="indefinite" presentation:node-type="timing-root">
          <anim:par smil:begin="slide18id.begin">
            <anim:transitionFilter smil:dur="1000ms" smil:type="fade"/>
          </anim:par>
        </anim:par>
      </draw:page>
      <draw:page draw:id="slide19id" draw:name="Slide_13" draw:style-name="dp19" draw:master-page-name="_Title and Content" presentation:presentation-page-layout-name="AL2">
        <draw:frame draw:name="Title 1" draw:layer="layout" presentation:style-name="pr31" presentation:class="title" presentation:placeholder="true" svg:width="29.21cm" svg:height="3.682cm" svg:x="2.328cm" svg:y="1.014cm">
          <draw:text-box fo:min-height="3.682cm">
            <text:p text:style-name="P79"><text:span text:style-name="T194">Axis formatting: X Axis</text:span></text:p>
          </draw:text-box>
        </draw:frame>
        <draw:frame draw:name="Content Placeholder 2" draw:layer="layout" presentation:style-name="pr32" presentation:class="outline" presentation:placeholder="true" svg:width="29.21cm" svg:height="12.09cm" svg:x="2.328cm" svg:y="5.072cm">
          <draw:text-box fo:min-height="12.09cm">
            <text:p text:style-name="P80"><text:span text:style-name="T195">For our X axis, our data is in the form of numbers 1 to 12 as set by:</text:span></text:p>
            <text:p text:style-name="P81"><text:span text:style-name="T196">xAxis</text:span></text:p>
            <text:p text:style-name="P82"><text:span text:style-name="T197">	.range( [1,12] )</text:span></text:p>
            <text:p text:style-name="P83"/>
            <text:p text:style-name="P84"><text:span text:style-name="T198">It should display the months’ names, which can be looked up in our months array:</text:span></text:p>
            <text:p text:style-name="P85"/>
            <text:p text:style-name="P86"><text:span text:style-name="T199">d3.select(“#xAxis”)</text:span></text:p>
            <text:p text:style-name="P87"><text:span text:style-name="T200">	// Look up month names by number:</text:span><text:line-break/><text:span text:style-name="T201">	.text( d =&gt; (months.find( m =&gt; (m.num === d)).name ))</text:span></text:p>
          </draw:text-box>
        </draw:frame>
        <anim:par smil:restart="never" smil:dur="indefinite" presentation:node-type="timing-root">
          <anim:par smil:begin="slide19id.begin">
            <anim:transitionFilter smil:dur="1000ms" smil:type="fade"/>
          </anim:par>
        </anim:par>
      </draw:page>
      <draw:page draw:id="slide20id" draw:name="Slide_14" draw:style-name="dp20" draw:master-page-name="_Title and Content" presentation:presentation-page-layout-name="AL2">
        <draw:frame draw:name="Title 1" draw:layer="layout" presentation:style-name="pr33" presentation:class="title" presentation:placeholder="true" svg:width="29.21cm" svg:height="3.682cm" svg:x="2.328cm" svg:y="1.014cm">
          <draw:text-box fo:min-height="3.682cm">
            <text:p text:style-name="P88"><text:span text:style-name="T202">Axis formatting: Y Axis</text:span></text:p>
          </draw:text-box>
        </draw:frame>
        <draw:frame draw:name="Content Placeholder 2" draw:layer="layout" presentation:style-name="pr34" presentation:class="outline" presentation:placeholder="true" svg:width="29.21cm" svg:height="12.09cm" svg:x="2.328cm" svg:y="5.072cm">
          <draw:text-box fo:min-height="12.09cm">
            <text:p text:style-name="P89"><text:span text:style-name="T203">yAxis</text:span></text:p>
            <text:p text:style-name="P90"><text:span text:style-name="T204">	// Make ticks width of SVG in opposite direction of labels</text:span><text:line-break/><text:span text:style-name="T205">	.tickSizeInner( -</text:span><text:span text:style-name="T206">1</text:span><text:span text:style-name="T207"> * width)</text:span></text:p>
            <text:p text:style-name="P91"/>
            <text:p text:style-name="P92"><text:span text:style-name="T208">d3.select(“#yaxis”)</text:span></text:p>
            <text:p text:style-name="P93"><text:span text:style-name="T209">	// Apply our axis and formatted labels:</text:span></text:p>
            <text:p text:style-name="P94"><text:span text:style-name="T210">	.call(yAxis)</text:span></text:p>
            <text:p text:style-name="P95"><text:span text:style-name="T211">	.selectAll(“text”)</text:span></text:p>
            <text:p text:style-name="P96"><text:span text:style-name="T212">		// Format each data (d) as 2.0M vs 2000000:</text:span></text:p>
            <text:p text:style-name="P97"><text:span text:style-name="T213">		.text( d =&gt; (d3.format(“.2s”)(d) ))</text:span></text:p>
          </draw:text-box>
        </draw:frame>
        <anim:par smil:restart="never" smil:dur="indefinite" presentation:node-type="timing-root">
          <anim:par smil:begin="slide20id.begin">
            <anim:transitionFilter smil:dur="1000ms" smil:type="fade"/>
          </anim:par>
        </anim:par>
      </draw:page>
      <draw:page draw:id="slide21id" draw:name="Slide_15" draw:style-name="dp21" draw:master-page-name="_Section Header" presentation:presentation-page-layout-name="AL3">
        <draw:frame draw:name="Title 1" draw:layer="layout" presentation:style-name="pr35" presentation:class="title" presentation:placeholder="true" svg:width="29.21cm" svg:height="7.925cm" svg:x="2.311cm" svg:y="4.75cm">
          <draw:text-box fo:min-height="7.925cm">
            <text:p text:style-name="P98"><text:span text:style-name="T214">Page 4</text:span></text:p>
          </draw:text-box>
        </draw:frame>
        <draw:frame draw:name="Text Placeholder 2" draw:layer="layout" presentation:style-name="pr36" presentation:class="outline" presentation:placeholder="true" svg:width="29.21cm" svg:height="4.167cm" svg:x="2.311cm" svg:y="12.75cm">
          <draw:text-box fo:min-height="4.167cm">
            <text:p text:style-name="P99"><text:span text:style-name="T215"><text:a xlink:href="http://bclug.ca:8008/d3/kwlug/bar-chart/page4.html" xlink:type="simple">http://bclug.ca:8008/d3/kwlug/bar-chart/page4.html</text:a></text:span></text:p>
          </draw:text-box>
        </draw:frame>
        <anim:par smil:restart="never" smil:dur="indefinite" presentation:node-type="timing-root">
          <anim:par smil:begin="slide21id.begin">
            <anim:transitionFilter smil:dur="1000ms" smil:type="fade"/>
          </anim:par>
        </anim:par>
      </draw:page>
      <draw:page draw:id="slide22id" draw:name="Slide_16" draw:style-name="dp22" draw:master-page-name="_Title and Content" presentation:presentation-page-layout-name="AL2">
        <draw:frame draw:name="Title 1" draw:layer="layout" presentation:style-name="pr37" presentation:class="title" presentation:placeholder="true" svg:width="29.21cm" svg:height="3.682cm" svg:x="2.328cm" svg:y="1.014cm">
          <draw:text-box fo:min-height="3.682cm">
            <text:p text:style-name="P100"><text:span text:style-name="T216">Binding data to graph elements</text:span></text:p>
          </draw:text-box>
        </draw:frame>
        <draw:frame draw:name="Content Placeholder 2" draw:layer="layout" presentation:style-name="pr38" presentation:class="outline" presentation:placeholder="true" svg:width="29.21cm" svg:height="12.09cm" svg:x="2.328cm" svg:y="5.072cm">
          <draw:text-box fo:min-height="12.09cm">
            <text:list text:style-name="L11" text:continue-numbering="true">
              <text:list-item>
                <text:p text:style-name="P101"><text:span text:style-name="T217">Bar charts are made with rectangles</text:span></text:p>
              </text:list-item>
            </text:list>
            <text:list text:style-name="L11" text:continue-numbering="true">
              <text:list-item>
                <text:p text:style-name="P102"><text:span text:style-name="T218">D3.js will apply an array of data to a selection of elements</text:span></text:p>
              </text:list-item>
            </text:list>
            <text:list text:style-name="L11" text:continue-numbering="true">
              <text:list-item>
                <text:p text:style-name="P103"><text:span text:style-name="T219">When there are more data elements than DOM elements, DOM elements will be added by the </text:span><text:span text:style-name="T220">.enter()</text:span><text:span text:style-name="T221"> selection</text:span></text:p>
              </text:list-item>
            </text:list>
            <text:list text:style-name="L11" text:continue-numbering="true">
              <text:list-item>
                <text:p text:style-name="P104"><text:span text:style-name="T222">Initially, we’ll have 12 elements of birth data and zero bars, so we’ll use .enter() to append some bars (rectangles)</text:span></text:p>
              </text:list-item>
            </text:list>
          </draw:text-box>
        </draw:frame>
        <anim:par smil:restart="never" smil:dur="indefinite" presentation:node-type="timing-root">
          <anim:par smil:begin="slide22id.begin">
            <anim:transitionFilter smil:dur="1000ms" smil:type="fade"/>
          </anim:par>
        </anim:par>
      </draw:page>
      <draw:page draw:id="slide23id" draw:name="Slide_17" draw:style-name="dp23" draw:master-page-name="_Title and Content" presentation:presentation-page-layout-name="AL2">
        <draw:frame draw:name="Title 1" draw:layer="layout" presentation:style-name="pr39" presentation:class="title" presentation:placeholder="true" svg:width="29.21cm" svg:height="3.682cm" svg:x="2.328cm" svg:y="1.014cm">
          <draw:text-box fo:min-height="3.682cm">
            <text:p text:style-name="P105"><text:span text:style-name="T223">Appending new bars: </text:span><text:span text:style-name="T224">.enter()</text:span></text:p>
          </draw:text-box>
        </draw:frame>
        <draw:frame draw:name="Content Placeholder 2" draw:layer="layout" presentation:style-name="pr40" presentation:class="outline" presentation:placeholder="true" svg:width="29.21cm" svg:height="12.09cm" svg:x="2.328cm" svg:y="5.072cm">
          <draw:text-box fo:min-height="12.09cm">
            <text:list text:style-name="L12" text:continue-numbering="true">
              <text:list-item>
                <text:p text:style-name="P106"><text:span text:style-name="T225">D3.js uses a “General Update Pattern” comprising </text:span><text:span text:style-name="T226">enter</text:span><text:span text:style-name="T227">, </text:span><text:span text:style-name="T228">update</text:span><text:span text:style-name="T229">, and </text:span><text:span text:style-name="T230">exit </text:span><text:span text:style-name="T231">selections.<text:s text:c="2"/>First, we’ll use .enter() to add DOM elements.</text:span></text:p>
              </text:list-item>
            </text:list>
            <text:p text:style-name="P107"><text:span text:style-name="T232">d3.select(“svg”)</text:span></text:p>
            <text:p text:style-name="P108"><text:span text:style-name="T233">	// 1st page load, next selectAll returns nothing:</text:span></text:p>
            <text:p text:style-name="P109"><text:span text:style-name="T234">	.selectAll(“rect”)</text:span></text:p>
            <text:p text:style-name="P110"><text:span text:style-name="T235">	// Bind 1967’s data to all existing rectangles:</text:span></text:p>
            <text:p text:style-name="P111"><text:span text:style-name="T236">	.data(birthData.filter( d =&gt; (d.year === 1967))</text:span></text:p>
            <text:p text:style-name="P112"><text:span text:style-name="T237">	.enter()</text:span></text:p>
            <text:p text:style-name="P113"><text:span text:style-name="T238">		// Append 12 rectangles for the 12 months</text:span></text:p>
            <text:p text:style-name="P114"><text:span text:style-name="T239">		.append(“rect”)</text:span></text:p>
            <text:p text:style-name="P115"/>
          </draw:text-box>
        </draw:frame>
        <anim:par smil:restart="never" smil:dur="indefinite" presentation:node-type="timing-root">
          <anim:par smil:begin="slide23id.begin">
            <anim:transitionFilter smil:dur="1000ms" smil:type="fade"/>
          </anim:par>
        </anim:par>
      </draw:page>
      <draw:page draw:id="slide24id" draw:name="Slide_18" draw:style-name="dp24" draw:master-page-name="_Section Header" presentation:presentation-page-layout-name="AL3">
        <draw:frame draw:name="Title 1" draw:layer="layout" presentation:style-name="pr41" presentation:class="title" presentation:placeholder="true" svg:width="29.21cm" svg:height="7.925cm" svg:x="2.311cm" svg:y="4.75cm">
          <draw:text-box fo:min-height="7.925cm">
            <text:p text:style-name="P116"><text:span text:style-name="T240">Page 5</text:span></text:p>
          </draw:text-box>
        </draw:frame>
        <draw:frame draw:name="Text Placeholder 2" draw:layer="layout" presentation:style-name="pr42" presentation:class="outline" presentation:placeholder="true" svg:width="29.21cm" svg:height="4.167cm" svg:x="2.311cm" svg:y="12.75cm">
          <draw:text-box fo:min-height="4.167cm">
            <text:p text:style-name="P117"><text:span text:style-name="T241"><text:a xlink:href="http://bclug.ca:8008/d3/kwlug/bar-chart/page5.html" xlink:type="simple">http://bclug.ca:8008/d3/kwlug/bar-chart/page5.html</text:a></text:span></text:p>
          </draw:text-box>
        </draw:frame>
        <anim:par smil:restart="never" smil:dur="indefinite" presentation:node-type="timing-root">
          <anim:par smil:begin="slide24id.begin">
            <anim:transitionFilter smil:dur="1000ms" smil:type="fade"/>
          </anim:par>
        </anim:par>
      </draw:page>
      <draw:page draw:id="slide25id" draw:name="Slide_19" draw:style-name="dp25" draw:master-page-name="_Title and Content" presentation:presentation-page-layout-name="AL2">
        <draw:frame draw:name="Title 1" draw:layer="layout" presentation:style-name="pr43" presentation:class="title" presentation:placeholder="true" svg:width="29.21cm" svg:height="3.682cm" svg:x="2.328cm" svg:y="1.014cm">
          <draw:text-box fo:min-height="3.682cm">
            <text:p text:style-name="P118"><text:span text:style-name="T242">Updating data</text:span></text:p>
          </draw:text-box>
        </draw:frame>
        <draw:frame draw:name="Content Placeholder 2" draw:layer="layout" presentation:style-name="pr44" presentation:class="outline" presentation:placeholder="true" svg:width="29.21cm" svg:height="12.09cm" svg:x="2.328cm" svg:y="5.072cm">
          <draw:text-box fo:min-height="12.09cm">
            <text:list text:style-name="L13" text:continue-numbering="true">
              <text:list-item>
                <text:p text:style-name="P119"><text:span text:style-name="T243">Default selection is update</text:span></text:p>
              </text:list-item>
            </text:list>
            <text:p text:style-name="P120"/>
            <text:p text:style-name="P121"><text:span text:style-name="T244">d3.select(“svg”)</text:span></text:p>
            <text:p text:style-name="P122"><text:span text:style-name="T245">	// Now selectAll returns array of 12 elements:</text:span></text:p>
            <text:p text:style-name="P123"><text:span text:style-name="T246">	.selectAll(“rect”)</text:span></text:p>
            <text:p text:style-name="P124"><text:span text:style-name="T247">	// Bind 1968’s data to all existing rectangles:</text:span></text:p>
            <text:p text:style-name="P125"><text:span text:style-name="T248">	.data(birthData.filter( d =&gt; (d.year === 1968))</text:span></text:p>
            <text:p text:style-name="P126"><text:span text:style-name="T249">The app gets the year from the input selector, which has a “change” listener which invokes updateGraph, which reads value of input slider.</text:span></text:p>
          </draw:text-box>
        </draw:frame>
        <anim:par smil:restart="never" smil:dur="indefinite" presentation:node-type="timing-root">
          <anim:par smil:begin="slide25id.begin">
            <anim:transitionFilter smil:dur="1000ms" smil:type="fade"/>
          </anim:par>
        </anim:par>
      </draw:page>
      <draw:page draw:name="Slide_20" draw:style-name="dp26" draw:master-page-name="_Title and Content" presentation:presentation-page-layout-name="AL2">
        <draw:frame draw:name="Title 1" draw:layer="layout" presentation:style-name="pr45" presentation:class="title" presentation:placeholder="true" svg:width="29.21cm" svg:height="3.682cm" svg:x="2.328cm" svg:y="1.014cm">
          <draw:text-box fo:min-height="3.682cm">
            <text:p text:style-name="P127"><text:span text:style-name="T250">Updating data: shortcut</text:span></text:p>
          </draw:text-box>
        </draw:frame>
        <draw:frame draw:name="Content Placeholder 2" draw:layer="layout" presentation:style-name="pr46" presentation:class="outline" presentation:placeholder="true" svg:width="29.21cm" svg:height="12.09cm" svg:x="2.328cm" svg:y="5.072cm">
          <draw:text-box fo:min-height="12.09cm">
            <text:list text:style-name="L14" text:continue-numbering="true">
              <text:list-item>
                <text:p text:style-name="P128"><text:span text:style-name="T251">Save time with </text:span><text:span text:style-name="T252">.merge()</text:span><text:span text:style-name="T253"> - it joins </text:span><text:span text:style-name="T254">.enter()</text:span><text:span text:style-name="T255"> and </text:span><text:span text:style-name="T256">update</text:span></text:p>
              </text:list-item>
            </text:list>
            <text:list text:style-name="L14" text:continue-numbering="true">
              <text:list-item>
                <text:p text:style-name="P129"><text:span text:style-name="T257">Only </text:span><text:span text:style-name="T258">ONE </text:span><text:span text:style-name="T259">line of code has been added to page 5’s JS code:</text:span></text:p>
              </text:list-item>
            </text:list>
            <text:p text:style-name="P130"><text:span text:style-name="T260">	</text:span><text:span text:style-name="T261">.merge(bars)</text:span></text:p>
            <text:list text:style-name="L14" text:continue-numbering="true">
              <text:list-item>
                <text:p text:style-name="P131"><text:span text:style-name="T262">And we have updating bars in our chart because </text:span><text:span text:style-name="T263">.enter()</text:span><text:span text:style-name="T264"> and</text:span><text:span text:style-name="T265"> update share all the code for applying attributes to the rectangles</text:span></text:p>
              </text:list-item>
            </text:list>
            <text:list text:style-name="L14" text:continue-numbering="true">
              <text:list-item>
                <text:p text:style-name="P132"><text:span text:style-name="T266">However, there’s a </text:span><text:span text:style-name="T267">bug</text:span><text:span text:style-name="T268">: year 2015 has only May’s data; January’s bar moves to May’s position. Tool tip changes mid-bar.</text:span></text:p>
              </text:list-item>
            </text:list>
          </draw:text-box>
        </draw:frame>
      </draw:page>
      <draw:page draw:name="Slide_21" draw:style-name="dp27" draw:master-page-name="_Section Header" presentation:presentation-page-layout-name="AL3">
        <draw:frame draw:name="Title 1" draw:layer="layout" presentation:style-name="pr47" presentation:class="title" presentation:placeholder="true" svg:width="29.21cm" svg:height="7.925cm" svg:x="2.311cm" svg:y="4.75cm">
          <draw:text-box fo:min-height="7.925cm">
            <text:p text:style-name="P133"><text:span text:style-name="T269">Page 6</text:span></text:p>
          </draw:text-box>
        </draw:frame>
        <draw:frame draw:name="Text Placeholder 2" draw:layer="layout" presentation:style-name="pr48" presentation:class="outline" presentation:placeholder="true" svg:width="29.21cm" svg:height="4.167cm" svg:x="2.311cm" svg:y="12.75cm">
          <draw:text-box fo:min-height="4.167cm">
            <text:p text:style-name="P134"><text:span text:style-name="T270"><text:a xlink:href="http://bclug.ca:8008/d3/kwlug/bar-chart/page6.html" xlink:type="simple">http://bclug.ca:8008/d3/kwlug/bar-chart/page6.html</text:a></text:span></text:p>
          </draw:text-box>
        </draw:frame>
      </draw:page>
      <draw:page draw:name="Slide_22" draw:style-name="dp28" draw:master-page-name="_Title and Content" presentation:presentation-page-layout-name="AL2">
        <draw:frame draw:name="Title 1" draw:layer="layout" presentation:style-name="pr49" presentation:class="title" presentation:placeholder="true" svg:width="29.21cm" svg:height="3.682cm" svg:x="2.328cm" svg:y="1.014cm">
          <draw:text-box fo:min-height="3.682cm">
            <text:p text:style-name="P135"><text:span text:style-name="T271">Data “constancy”: key functions</text:span></text:p>
          </draw:text-box>
        </draw:frame>
        <draw:frame draw:name="Content Placeholder 2" draw:layer="layout" presentation:style-name="pr50" presentation:class="outline" presentation:placeholder="true" svg:width="29.21cm" svg:height="12.09cm" svg:x="2.328cm" svg:y="5.072cm">
          <draw:text-box fo:min-height="12.09cm">
            <text:list text:style-name="L15" text:continue-numbering="true">
              <text:list-item>
                <text:p text:style-name="P136"><text:span text:style-name="T272">Default data binding order is first-come first-serve</text:span></text:p>
              </text:list-item>
            </text:list>
            <text:list text:style-name="L15" text:continue-numbering="true">
              <text:list-item>
                <text:p text:style-name="P137"><text:span text:style-name="T273">Binding data to specific DOM elements is possible</text:span></text:p>
              </text:list-item>
            </text:list>
            <text:list text:style-name="L15" text:continue-numbering="true">
              <text:list-item>
                <text:p text:style-name="P138"><text:span text:style-name="T274">Just add a “key function” to the .data(), which returns an array of unique values which D3.js will bind to specific items:</text:span></text:p>
              </text:list-item>
            </text:list>
            <text:p text:style-name="P139"/>
            <text:p text:style-name="P140"><text:span text:style-name="T275">.data(barData, function</text:span><text:span text:style-name="T276">(d) {</text:span></text:p>
            <text:p text:style-name="P141"><text:span text:style-name="T277">return d.month;</text:span></text:p>
            <text:p text:style-name="P142"><text:span text:style-name="T278">})</text:span></text:p>
            <text:list text:style-name="L15" text:continue-numbering="true">
              <text:list-item>
                <text:p text:style-name="P143"><text:span text:style-name="T279">May 2015 now has correct data in correct location</text:span></text:p>
              </text:list-item>
            </text:list>
          </draw:text-box>
        </draw:frame>
      </draw:page>
      <draw:page draw:name="Slide_23" draw:style-name="dp29" draw:master-page-name="_Section Header" presentation:presentation-page-layout-name="AL3">
        <draw:frame draw:name="Title 1" draw:layer="layout" presentation:style-name="pr51" presentation:class="title" presentation:placeholder="true" svg:width="29.21cm" svg:height="7.925cm" svg:x="2.311cm" svg:y="4.75cm">
          <draw:text-box fo:min-height="7.925cm">
            <text:p text:style-name="P144"><text:span text:style-name="T280">Page 7</text:span></text:p>
          </draw:text-box>
        </draw:frame>
        <draw:frame draw:name="Text Placeholder 2" draw:layer="layout" presentation:style-name="pr52" presentation:class="outline" presentation:placeholder="true" svg:width="29.21cm" svg:height="4.167cm" svg:x="2.311cm" svg:y="12.75cm">
          <draw:text-box fo:min-height="4.167cm">
            <text:p text:style-name="P145"><text:span text:style-name="T281"><text:a xlink:href="http://bclug.ca:8008/d3/kwlug/bar-chart/page7.html" xlink:type="simple">http://bclug.ca:8008/d3/kwlug/bar-chart/page7.html</text:a></text:span></text:p>
          </draw:text-box>
        </draw:frame>
      </draw:page>
      <draw:page draw:name="Slide_24" draw:style-name="dp30" draw:master-page-name="_Title and Content" presentation:presentation-page-layout-name="AL2">
        <draw:frame draw:name="Title 1" draw:layer="layout" presentation:style-name="pr53" presentation:class="title" presentation:placeholder="true" svg:width="29.21cm" svg:height="3.682cm" svg:x="2.328cm" svg:y="1.014cm">
          <draw:text-box fo:min-height="3.682cm">
            <text:p text:style-name="P146"><text:span text:style-name="T282">Removing data: </text:span><text:span text:style-name="T283">.exit()</text:span></text:p>
          </draw:text-box>
        </draw:frame>
        <draw:frame draw:name="Content Placeholder 2" draw:layer="layout" presentation:style-name="pr54" presentation:class="outline" presentation:placeholder="true" svg:width="29.21cm" svg:height="12.09cm" svg:x="2.328cm" svg:y="5.072cm">
          <draw:text-box fo:min-height="12.09cm">
            <text:list text:style-name="L16" text:continue-numbering="true">
              <text:list-item>
                <text:p text:style-name="P147"><text:span text:style-name="T284">Where there are more DOM elements than data array elements, items need to be removed from DOM</text:span></text:p>
              </text:list-item>
            </text:list>
            <text:list text:style-name="L16" text:continue-numbering="true">
              <text:list-item>
                <text:p text:style-name="P148"><text:span text:style-name="T285">We need to remove elements that no longer have data bound to them</text:span></text:p>
              </text:list-item>
            </text:list>
            <text:list text:style-name="L16" text:continue-numbering="true">
              <text:list-item>
                <text:p text:style-name="P149"><text:span text:style-name="T286">.exit().remove()</text:span><text:span text:style-name="T287"> does that:</text:span></text:p>
              </text:list-item>
            </text:list>
            <text:p text:style-name="P150"><text:span text:style-name="T288">bars</text:span></text:p>
            <text:p text:style-name="P151"><text:span text:style-name="T289">.exit()</text:span></text:p>
            <text:p text:style-name="P152"><text:span text:style-name="T290">.remove()</text:span></text:p>
          </draw:text-box>
        </draw:frame>
      </draw:page>
      <draw:page draw:name="Slide_25" draw:style-name="dp31" draw:master-page-name="_Section Header" presentation:presentation-page-layout-name="AL3">
        <draw:frame draw:name="Title 1" draw:layer="layout" presentation:style-name="pr55" presentation:class="title" presentation:placeholder="true" svg:width="29.21cm" svg:height="7.925cm" svg:x="2.311cm" svg:y="4.75cm">
          <draw:text-box fo:min-height="7.925cm">
            <text:p text:style-name="P153"><text:span text:style-name="T291">Page 8</text:span></text:p>
          </draw:text-box>
        </draw:frame>
        <draw:frame draw:name="Text Placeholder 2" draw:layer="layout" presentation:style-name="pr56" presentation:class="outline" presentation:placeholder="true" svg:width="29.21cm" svg:height="4.167cm" svg:x="2.311cm" svg:y="12.75cm">
          <draw:text-box fo:min-height="4.167cm">
            <text:p text:style-name="P154"><text:span text:style-name="T292"><text:a xlink:href="http://bclug.ca:8008/d3/kwlug/bar-chart/page8.html" xlink:type="simple">http://bclug.ca:8008/d3/kwlug/bar-chart/page8.html</text:a></text:span></text:p>
          </draw:text-box>
        </draw:frame>
      </draw:page>
      <draw:page draw:name="Slide_26" draw:style-name="dp32" draw:master-page-name="_Title and Content" presentation:presentation-page-layout-name="AL2">
        <draw:frame draw:name="Title 1" draw:layer="layout" presentation:style-name="pr57" presentation:class="title" presentation:placeholder="true" svg:width="29.21cm" svg:height="3.682cm" svg:x="2.328cm" svg:y="1.014cm">
          <draw:text-box fo:min-height="3.682cm">
            <text:p text:style-name="P155"><text:span text:style-name="T293">Revisiting Scales: adding colour</text:span></text:p>
          </draw:text-box>
        </draw:frame>
        <draw:frame draw:name="Content Placeholder 2" draw:layer="layout" presentation:style-name="pr58" presentation:class="outline" presentation:placeholder="true" svg:width="29.21cm" svg:height="12.09cm" svg:x="2.328cm" svg:y="5.072cm">
          <draw:text-box fo:min-height="12.09cm">
            <text:list text:style-name="L17" text:continue-numbering="true">
              <text:list-item>
                <text:p text:style-name="P156"><text:span text:style-name="T294">Our black bars need enhancement; it’s easy to add colour based on our data - the month number:</text:span></text:p>
              </text:list-item>
            </text:list>
            <text:p text:style-name="P157"><text:span text:style-name="T295">let colourScaleX = d3.scaleLinear();</text:span></text:p>
            <text:p text:style-name="P158"><text:span text:style-name="T296">colourScaleX</text:span></text:p>
            <text:p text:style-name="P159"><text:span text:style-name="T297">	.domain([ 1,12 ])</text:span></text:p>
            <text:p text:style-name="P160"><text:span text:style-name="T298">	// </text:span><text:span text:style-name="T299">D3 will interpolate between colours</text:span><text:span text:style-name="T300">!</text:span></text:p>
            <text:p text:style-name="P161"><text:span text:style-name="T301">	.range([ “red”, “blue” ])</text:span></text:p>
            <text:p text:style-name="P162"/>
            <text:p text:style-name="P163"><text:span text:style-name="T302">Then, in our .merge() where we enter &amp; update our bars, apply colour to fill attribute:</text:span></text:p>
            <text:p text:style-name="P164"><text:span text:style-name="T303">	.attr(“fill”, (d,index) =&gt; (colourScaleX(index+1) ))</text:span></text:p>
          </draw:text-box>
        </draw:frame>
      </draw:page>
      <draw:page draw:name="Slide_27" draw:style-name="dp33" draw:master-page-name="_Section Header" presentation:presentation-page-layout-name="AL3">
        <draw:frame draw:name="Title 1" draw:layer="layout" presentation:style-name="pr59" presentation:class="title" presentation:placeholder="true" svg:width="29.21cm" svg:height="7.925cm" svg:x="2.311cm" svg:y="4.75cm">
          <draw:text-box fo:min-height="7.925cm">
            <text:p text:style-name="P165"><text:span text:style-name="T304">Page 9</text:span></text:p>
          </draw:text-box>
        </draw:frame>
        <draw:frame draw:name="Text Placeholder 2" draw:layer="layout" presentation:style-name="pr60" presentation:class="outline" presentation:placeholder="true" svg:width="29.21cm" svg:height="4.167cm" svg:x="2.311cm" svg:y="12.75cm">
          <draw:text-box fo:min-height="4.167cm">
            <text:p text:style-name="P166"><text:span text:style-name="T305"><text:a xlink:href="http://bclug.ca:8008/d3/kwlug/bar-chart/page9.html" xlink:type="simple">http://bclug.ca:8008/d3/kwlug/bar-chart/page9.html</text:a></text:span></text:p>
          </draw:text-box>
        </draw:frame>
      </draw:page>
      <draw:page draw:name="Slide_28" draw:style-name="dp34" draw:master-page-name="_Title and Content" presentation:presentation-page-layout-name="AL2">
        <draw:frame draw:name="Title 1" draw:layer="layout" presentation:style-name="pr61" presentation:class="title" presentation:placeholder="true" svg:width="29.21cm" svg:height="3.682cm" svg:x="2.328cm" svg:y="1.014cm">
          <draw:text-box fo:min-height="3.682cm">
            <text:p text:style-name="P167"><text:span text:style-name="T306">Transitions</text:span></text:p>
          </draw:text-box>
        </draw:frame>
        <draw:frame draw:name="Content Placeholder 2" draw:layer="layout" presentation:style-name="pr62" presentation:class="outline" presentation:placeholder="true" svg:width="29.21cm" svg:height="12.09cm" svg:x="2.328cm" svg:y="5.072cm">
          <draw:text-box fo:min-height="12.09cm">
            <text:list text:style-name="L18" text:continue-numbering="true">
              <text:list-item>
                <text:p text:style-name="P168"><text:span text:style-name="T307">To make our bars transition between states, there’s a </text:span><text:span text:style-name="T308">.transition()</text:span><text:span text:style-name="T309"> function</text:span></text:p>
              </text:list-item>
            </text:list>
            <text:list text:style-name="L18" text:continue-numbering="true">
              <text:list-item>
                <text:p text:style-name="P169"><text:span text:style-name="T310">Transitions have durations, delays, and easing functions</text:span></text:p>
              </text:list-item>
            </text:list>
            <text:list text:style-name="L18" text:continue-numbering="true">
              <text:list-item>
                <text:p text:style-name="P170"><text:span text:style-name="T311">Many choices of “easing” between states, we’ll use the default </text:span><text:span text:style-name="T312">.ease(d3.easeCubicInOut)</text:span></text:p>
              </text:list-item>
            </text:list>
            <text:list text:style-name="L18" text:continue-numbering="true">
              <text:list-item>
                <text:p text:style-name="P171"><text:span text:style-name="T313">Delay function staggers the transitions</text:span></text:p>
              </text:list-item>
            </text:list>
            <text:list text:style-name="L18" text:continue-numbering="true">
              <text:list-item>
                <text:p text:style-name="P172"><text:span text:style-name="T314">Transition the </text:span><text:span text:style-name="T315">.exit().remove()</text:span><text:span text:style-name="T316"> to a width of zero:</text:span></text:p>
              </text:list-item>
            </text:list>
            <text:p text:style-name="P173"><text:span text:style-name="T317">	.transition().duration(1000)</text:span></text:p>
            <text:p text:style-name="P174"><text:span text:style-name="T318">	.delay(...).attr(“width”, 0)</text:span></text:p>
          </draw:text-box>
        </draw:frame>
      </draw:page>
      <draw:page draw:name="Slide_29" draw:style-name="dp35" draw:master-page-name="_Section Header" presentation:presentation-page-layout-name="AL3">
        <draw:frame draw:name="Title 1" draw:layer="layout" presentation:style-name="pr63" presentation:class="title" presentation:placeholder="true" svg:width="29.21cm" svg:height="7.925cm" svg:x="2.311cm" svg:y="4.75cm">
          <draw:text-box fo:min-height="7.925cm">
            <text:p text:style-name="P175"><text:span text:style-name="T319">Page 10</text:span></text:p>
          </draw:text-box>
        </draw:frame>
        <draw:frame draw:name="Text Placeholder 2" draw:layer="layout" presentation:style-name="pr64" presentation:class="outline" presentation:placeholder="true" svg:width="29.21cm" svg:height="4.167cm" svg:x="2.311cm" svg:y="12.75cm">
          <draw:text-box fo:min-height="4.167cm">
            <text:p text:style-name="P176"><text:span text:style-name="T320"><text:a xlink:href="http://bclug.ca:8008/d3/kwlug/bar-chart/page10.html" xlink:type="simple">http://bclug.ca:8008/d3/kwlug/bar-chart/page10.html</text:a></text:span></text:p>
          </draw:text-box>
        </draw:frame>
      </draw:page>
      <draw:page draw:name="Slide_30" draw:style-name="dp36" draw:master-page-name="_Title and Content" presentation:presentation-page-layout-name="AL2">
        <draw:frame draw:name="Title 1" draw:layer="layout" presentation:style-name="pr65" presentation:class="title" presentation:placeholder="true" svg:width="29.21cm" svg:height="3.682cm" svg:x="2.328cm" svg:y="1.014cm">
          <draw:text-box fo:min-height="3.682cm">
            <text:p text:style-name="P177"><text:span text:style-name="T321">More transitions</text:span></text:p>
          </draw:text-box>
        </draw:frame>
        <draw:frame draw:name="Content Placeholder 2" draw:layer="layout" presentation:style-name="pr66" presentation:class="outline" presentation:placeholder="true" svg:width="29.21cm" svg:height="12.09cm" svg:x="2.328cm" svg:y="5.072cm">
          <draw:text-box fo:min-height="12.09cm">
            <text:list text:style-name="L19" text:continue-numbering="true">
              <text:list-item>
                <text:p text:style-name="P178"><text:span text:style-name="T322">Our bars are now nicely transitioning between states</text:span></text:p>
              </text:list-item>
            </text:list>
            <text:list text:style-name="L19" text:continue-numbering="true">
              <text:list-item>
                <text:p text:style-name="P179"><text:span text:style-name="T323">Notice the delay function to stagger transitions: take the data object</text:span><text:span text:style-name="T324"> and its index in the array,</text:span><text:span text:style-name="T325"> and return </text:span><text:span text:style-name="T326">index*</text:span><text:span text:style-name="T327">50</text:span><text:span text:style-name="T328"><text:s/></text:span><text:span text:style-name="T329">ms:</text:span></text:p>
              </text:list-item>
            </text:list>
            <text:p text:style-name="P180"><text:span text:style-name="T330">.transition()</text:span></text:p>
            <text:p text:style-name="P181"><text:span text:style-name="T331">.duration(1000)</text:span></text:p>
            <text:p text:style-name="P182"><text:span text:style-name="T332">.delay( (data,index) =&gt; (index * 50))</text:span></text:p>
            <text:list text:style-name="L19" text:continue-numbering="true">
              <text:list-item>
                <text:p text:style-name="P183"><text:span text:style-name="T333">Transition the axes, labels, title,...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CA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presentation-page-layout style:name="AL2">
      <presentation:placeholder presentation:object="title"/>
      <presentation:placeholder presentation:object="outline"/>
    </style:presentation-page-layout>
    <style:presentation-page-layout style:name="AL3">
      <presentation:placeholder presentation:object="title" svg:height="7.925cm" svg:width="29.21cm" svg:x="2.311cm" svg:y="4.75cm"/>
      <presentation:placeholder presentation:object="outline" svg:height="4.167cm" svg:width="29.21cm" svg:x="2.311cm" svg:y="12.75cm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page-layout style:name="Mpm3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5">
      <style:text-properties fo:language="en" fo:country="US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6">
      <style:text-properties fo:language="en" fo:country="US"/>
    </style:style>
    <style:style style:family="paragraph" style:name="P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7">
      <style:text-properties fo:language="en" fo:country="US"/>
    </style:style>
    <style:style style:family="paragraph" style:name="P8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8">
      <style:text-properties fo:language="en" fo:country="US"/>
    </style:style>
    <style:style style:family="paragraph" style:name="P9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9">
      <style:text-properties fo:language="en" fo:country="US"/>
    </style:style>
    <style:style style:family="paragraph" style:name="P10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10">
      <style:text-properties fo:language="en" fo:country="US"/>
    </style:style>
    <style:style style:family="drawing-page" style:name="dp5">
      <style:drawing-page-properties/>
    </style:style>
    <style:style style:family="drawing-page" style:name="dp7">
      <style:drawing-page-properties draw:fill-color="#FFFFFF" draw:fill="solid"/>
    </style:style>
    <style:style style:family="presentation" style:name="pr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7">
      <style:text-properties fo:language="en" fo:country="US"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8">
      <style:text-properties fo:language="en" fo:country="US"/>
    </style:style>
    <style:style style:family="drawing-page" style:name="dp8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  <style:master-page style:name="_Title and Content" style:page-layout-name="Mpm2" draw:style-name="dp4">
      <draw:frame draw:name="Title 1" draw:layer="backgroundobjects" presentation:style-name="pr5" presentation:class="title" presentation:placeholder="false" presentation:user-transformed="true" svg:width="29.21cm" svg:height="3.682cm" svg:x="2.328cm" svg:y="1.014cm">
        <draw:text-box fo:min-height="3.682cm">
          <text:p text:style-name="P5"><text:span text:style-name="T5">Click to edit Master title style</text:span></text:p>
        </draw:text-box>
      </draw:frame>
      <draw:frame draw:name="Content Placeholder 2" draw:layer="backgroundobjects" presentation:style-name="pr6" presentation:class="outline" presentation:placeholder="false" presentation:user-transformed="true" svg:width="29.21cm" svg:height="12.09cm" svg:x="2.328cm" svg:y="5.072cm">
        <draw:text-box fo:min-height="12.09cm">
          <text:list text:style-name="L1" text:continue-numbering="true">
            <text:list-item>
              <text:p text:style-name="P6"><text:span text:style-name="T6">Click to edit Master text styles</text:span></text:p>
              <text:list text:style-name="L1" text:continue-numbering="true">
                <text:list-item>
                  <text:p text:style-name="P7"><text:span text:style-name="T7">Second level</text:span></text:p>
                  <text:list text:style-name="L1" text:continue-numbering="true">
                    <text:list-item>
                      <text:p text:style-name="P8"><text:span text:style-name="T8">Third level</text:span></text:p>
                      <text:list text:style-name="L1" text:continue-numbering="true">
                        <text:list-item>
                          <text:p text:style-name="P9"><text:span text:style-name="T9">Fourth level</text:span></text:p>
                          <text:list text:style-name="L1" text:continue-numbering="true">
                            <text:list-item>
                              <text:p text:style-name="P10"><text:span text:style-name="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  <style:master-page style:name="_Section Header" style:page-layout-name="Mpm3" draw:style-name="dp7">
      <draw:frame draw:name="Title 1" draw:layer="backgroundobjects" presentation:style-name="pr9" presentation:class="title" presentation:placeholder="false" presentation:user-transformed="true" svg:width="29.21cm" svg:height="7.925cm" svg:x="2.311cm" svg:y="4.75cm">
        <draw:text-box fo:min-height="7.925cm">
          <text:p text:style-name="P17"><text:span text:style-name="T17">Click to edit Master title style</text:span></text:p>
        </draw:text-box>
      </draw:frame>
      <draw:frame draw:name="Text Placeholder 2" draw:layer="backgroundobjects" presentation:style-name="pr10" presentation:class="outline" presentation:placeholder="false" presentation:user-transformed="true" svg:width="29.21cm" svg:height="4.167cm" svg:x="2.311cm" svg:y="12.75cm">
        <draw:text-box fo:min-height="4.167cm">
          <text:p text:style-name="P18"><text:span text:style-name="T18">Click to edit Master text styles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5</meta:generator>
    <meta:initial-creator/>
    <meta:creation-date/>
    <meta:editing-cycles/>
    <meta:editing-duration/>
    <dc:date/>
    <dc:creator/>
    <meta:document-statistic/>
  </office:meta>
</office:document-meta>
</file>